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77bd" officeooo:paragraph-rsid="000d77bd" style:font-weight-asian="bold" style:font-weight-complex="bold"/>
    </style:style>
    <style:style style:name="P2" style:family="paragraph" style:parent-style-name="Standard">
      <style:text-properties fo:font-size="20pt" fo:font-weight="bold" officeooo:rsid="000d77bd" officeooo:paragraph-rsid="000d77b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style="normal" fo:font-weight="bold" officeooo:rsid="000f0e72" officeooo:paragraph-rsid="000f0e72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20pt" fo:font-style="normal" fo:font-weight="bold" officeooo:rsid="001049b9" officeooo:paragraph-rsid="001049b9" style:font-size-asian="17.5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20pt" fo:font-style="italic" fo:font-weight="normal" officeooo:rsid="001049b9" officeooo:paragraph-rsid="001049b9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14pt" fo:font-style="italic" fo:font-weight="bold" officeooo:rsid="001049b9" officeooo:paragraph-rsid="001049b9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40pt" fo:font-style="italic" fo:font-weight="normal" officeooo:rsid="001049b9" officeooo:paragraph-rsid="001049b9" style:font-size-asian="35pt" style:font-style-asian="italic" style:font-weight-asian="normal" style:font-size-complex="40pt" style:font-style-complex="italic" style:font-weight-complex="normal"/>
    </style:style>
    <style:style style:name="P8" style:family="paragraph" style:parent-style-name="Standard">
      <style:text-properties fo:font-size="40pt" fo:font-weight="bold" officeooo:rsid="000d77bd" officeooo:paragraph-rsid="000d77bd" style:font-size-asian="35pt" style:font-weight-asian="bold" style:font-size-complex="40pt" style:font-weight-complex="bold"/>
    </style:style>
    <style:style style:name="P9" style:family="paragraph" style:parent-style-name="Standard">
      <style:text-properties fo:font-size="14pt" fo:font-style="italic" fo:font-weight="bold" officeooo:rsid="000f0e72" officeooo:paragraph-rsid="000d77bd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font-style="italic" fo:font-weight="bold" officeooo:rsid="000f0e72" officeooo:paragraph-rsid="00123251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14pt" fo:font-style="italic" fo:font-weight="bold" officeooo:rsid="001049b9" officeooo:paragraph-rsid="001049b9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14pt" fo:font-style="italic" fo:font-weight="bold" officeooo:rsid="00111053" officeooo:paragraph-rsid="00111053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>
        <style:tab-stops>
          <style:tab-stop style:position="1.455cm"/>
        </style:tab-stops>
      </style:paragraph-properties>
      <style:text-properties fo:font-size="14pt" fo:font-style="italic" fo:font-weight="bold" officeooo:rsid="00123251" officeooo:paragraph-rsid="00123251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20pt" fo:font-weight="bold" officeooo:rsid="000d77bd" officeooo:paragraph-rsid="000d77bd" style:font-size-asian="17.5pt" style:font-weight-asian="bold" style:font-size-complex="20pt" style:font-weight-complex="bold"/>
    </style:style>
    <style:style style:name="P15" style:family="paragraph" style:parent-style-name="Standard">
      <style:text-properties fo:font-size="20pt" fo:font-style="normal" fo:font-weight="bold" officeooo:rsid="00123251" officeooo:paragraph-rsid="00123251" style:font-size-asian="17.5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text-properties fo:font-size="20pt" fo:font-style="normal" fo:font-weight="bold" officeooo:rsid="00123251" officeooo:paragraph-rsid="000d77bd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text-properties fo:font-variant="normal" fo:text-transform="none" fo:color="#6c6c6c" style:font-name="Roboto" fo:font-size="10.5pt" fo:letter-spacing="normal" fo:font-style="normal" fo:font-weight="bold" officeooo:paragraph-rsid="00123251" loext:padding="0cm" loext:border="none"/>
    </style:style>
    <style:style style:name="P18" style:family="paragraph" style:parent-style-name="Standard">
      <style:text-properties officeooo:paragraph-rsid="00123251"/>
    </style:style>
    <style:style style:name="P19" style:family="paragraph" style:parent-style-name="Text_20_body" style:list-style-name="L6">
      <style:paragraph-properties fo:margin-top="0cm" fo:margin-bottom="0cm" loext:contextual-spacing="false" fo:line-height="192%" fo:padding="0cm" fo:border="none"/>
    </style:style>
    <style:style style:name="T1" style:family="text">
      <style:text-properties fo:font-size="40pt" style:font-size-asian="35pt" style:font-size-complex="40pt"/>
    </style:style>
    <style:style style:name="T2" style:family="text">
      <style:text-properties fo:font-size="13pt" fo:font-style="italic" style:font-size-asian="11.3500003814697pt" style:font-style-asian="italic" style:font-size-complex="13pt" style:font-style-complex="italic"/>
    </style:style>
    <style:style style:name="T3" style:family="text">
      <style:text-properties fo:font-size="13pt" fo:font-style="italic" officeooo:rsid="000f0e72" style:font-size-asian="11.3500003814697pt" style:font-style-asian="italic" style:font-size-complex="13pt" style:font-style-complex="italic"/>
    </style:style>
    <style:style style:name="T4" style:family="text">
      <style:text-properties fo:font-size="13pt" fo:font-style="italic" officeooo:rsid="00111053" style:font-size-asian="11.3500003814697pt" style:font-style-asian="italic" style:font-size-complex="13pt" style:font-style-complex="italic"/>
    </style:style>
    <style:style style:name="T5" style:family="text">
      <style:text-properties fo:font-size="14pt" fo:font-style="italic" style:font-size-asian="12.25pt" style:font-style-asian="italic" style:font-size-complex="14pt" style:font-style-complex="italic"/>
    </style:style>
    <style:style style:name="T6" style:family="text">
      <style:text-properties fo:color="#878787" style:text-line-through-style="none" style:text-line-through-type="none" fo:font-size="9pt" style:text-underline-style="none" officeooo:rsid="00123251" style:text-blinking="false" style:font-size-asian="17.5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878787" style:text-line-through-style="none" style:text-line-through-type="none" fo:font-size="9pt" style:text-underline-style="none" officeooo:rsid="00123251" style:text-blinking="false" style:font-size-asian="17.5pt" style:font-style-asian="normal" style:font-weight-asian="bold" style:font-size-complex="20pt" style:font-style-complex="normal" style:font-weight-complex="bold" loext:padding="0cm" loext:border="none"/>
    </style:style>
    <style:style style:name="T8" style:family="text">
      <style:text-properties fo:color="#878787" style:text-line-through-style="none" style:text-line-through-type="none" fo:font-size="9pt" style:text-underline-style="none" officeooo:rsid="0014db0e" style:text-blinking="false" style:font-size-asian="17.5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878787" style:text-line-through-style="none" style:text-line-through-type="none" fo:font-size="9pt" style:text-underline-style="none" officeooo:rsid="0015ddc4" style:text-blinking="false" style:font-size-asian="17.5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878787" style:text-line-through-style="none" style:text-line-through-type="none" fo:font-size="9pt" style:text-underline-style="none" officeooo:rsid="0016fd27" style:text-blinking="false" style:font-size-asian="17.5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1">EMPRESA</text:span></text:p>
      <text:p text:style-name="P8"><text:s text:c="6"/>SUPORESPORTES</text:p>
      <text:p text:style-name="P8"/>
      <text:p text:style-name="P2">História da Empresa: <text:span text:style-name="T4">Fu</text:span><text:span text:style-name="T2">ndada por Victor, em 20</text:span><text:span text:style-name="T3">20</text:span><text:span text:style-name="T2">, </text:span><text:span text:style-name="T4">pelo seu amor aos esportes e com o objetivo de fornecer diversos acessórios para facilitar e incentivar a prática dos esportes.</text:span></text:p>
      <text:p text:style-name="P2"/>
      <text:p text:style-name="P2">Objetivo da Empresa: <text:span text:style-name="T5">Vender produtos esportivos para auxiliar na prática de esportes diversificados</text:span></text:p>
      <text:p text:style-name="P2"><text:span text:style-name="T5"/></text:p>
      <text:p text:style-name="P16"/>
      <text:p text:style-name="P15">PRODUTOS <text:s text:c="4"/>VENDIDOS <text:s text:c="4"/>NA <text:s text:c="4"/>EMPRESA <text:s text:c="3"/>:</text:p>
      <text:p text:style-name="P18"><text:a xlink:type="simple" xlink:href="https://www.centauro.com.br/busca/Tênis%20Adidas%20Masculino" text:style-name="Internet_20_link" text:visited-style-name="Visited_20_Internet_20_Link"><text:span text:style-name="T7"/></text:a></text:p>
      <text:p text:style-name="P17"><text:span text:style-name="T6">CALÇADOS <text:s text:c="29"/>ROUPAS <text:s text:c="4"/></text:span><text:span text:style-name="T8"><text:s text:c="18"/>ACESSÓRIOS <text:s text:c="32"/>ESPORTES</text:span></text:p>
      <text:p text:style-name="P17"><text:a xlink:type="simple" xlink:href="https://www.centauro.com.br/nav/genero/masculino/categoria/aventuraesportesradicais/grupo/calcados" text:style-name="Internet_20_link" text:visited-style-name="Visited_20_Internet_20_Link"><text:span text:style-name="T8"/></text:a></text:p>
      <text:p text:style-name="P17"><text:span text:style-name="T8"/></text:p>
      <text:p text:style-name="P17"><text:span text:style-name="T8">*Botas de Trilha <text:s text:c="20"/>*</text:span><text:span text:style-name="T9">Agasalhos <text:s text:c="18"/>*</text:span><text:span text:style-name="T10">Bolas de Futebol <text:s text:c="17"/>*Academia </text:span></text:p>
      <text:p text:style-name="P17"><text:span text:style-name="T8"/></text:p>
      <text:p text:style-name="P17"><text:span text:style-name="T8">*Chinelos <text:s text:c="30"/>*</text:span><text:span text:style-name="T9">Bermudas <text:s text:c="19"/>*</text:span><text:span text:style-name="T10">Bonés Aba Reta <text:s text:c="18"/>*Bicicleta</text:span><text:span text:style-name="T9"> <text:s text:c="19"/></text:span></text:p>
      <text:p text:style-name="P17"><text:span text:style-name="T8"><text:s/></text:span></text:p>
      <text:p text:style-name="P17"><text:span text:style-name="T8">*Chuteiras <text:s text:c="28"/>*</text:span><text:span text:style-name="T9">Calças <text:s text:c="25"/>*</text:span><text:span text:style-name="T10">Bonés Aba Curva <text:s text:c="16"/>*Casual</text:span></text:p>
      <text:p text:style-name="P17"><text:span text:style-name="T8"/></text:p>
      <text:p text:style-name="P17"><text:span text:style-name="T8">*</text:span><text:span text:style-name="T9">Chuteiras Futsal <text:s text:c="17"/>*Calções e Shorts <text:s text:c="9"/>*</text:span><text:span text:style-name="T10">Luvas de Boxe, MMA <text:s text:c="9"/>*Corrida</text:span><text:span text:style-name="T9"> <text:s text:c="35"/></text:span></text:p>
      <text:p text:style-name="P17"><text:span text:style-name="T9"/></text:p>
      <text:p text:style-name="P17"><text:span text:style-name="T9">*Chuteiras Campo <text:s text:c="16"/>*Camisa compressão <text:s text:c="3"/>*</text:span><text:span text:style-name="T10">Luvas de Goleiro <text:s text:c="16"/>*Caminhada</text:span></text:p>
      <text:p text:style-name="P17"><text:span text:style-name="T9"/></text:p>
      <text:p text:style-name="P17"><text:span text:style-name="T9">*Tênis de Basquete <text:s text:c="14"/>*Camisas de Time <text:s text:c="8"/>*</text:span><text:span text:style-name="T10">Mochilas <text:s text:c="28"/>*Esp. Radicais</text:span></text:p>
      <text:p text:style-name="P17"><text:span text:style-name="T9"/></text:p>
      <text:p text:style-name="P17"><text:span text:style-name="T9">*Tênis <text:s text:c="35"/>*Camisas Polos <text:s text:c="12"/>*</text:span><text:span text:style-name="T10">Monitores Cardíacos <text:s text:c="9"/>*Futebol</text:span></text:p>
      <text:p text:style-name="P17"><text:span text:style-name="T10"/></text:p>
      <text:p text:style-name="P17"><text:span text:style-name="T9">*Tênis para Caminhada <text:s text:c="7"/>*Camisetas <text:s text:c="19"/>*</text:span><text:span text:style-name="T10">Óculos de Natação <text:s text:c="12"/>*Natação</text:span></text:p>
      <text:p text:style-name="P17"><text:span text:style-name="T9"/></text:p>
      <text:p text:style-name="P17"><text:span text:style-name="T9">*Tênis Skate <text:s text:c="24"/>*Cuecas Boxer e Slip <text:s text:c="4"/>*</text:span><text:span text:style-name="T10">Óculos de Sol <text:s text:c="20"/>*Skate</text:span></text:p>
      <text:p text:style-name="P17"><text:span text:style-name="T9"/></text:p>
      <text:p text:style-name="P17"><text:span text:style-name="T9">*Tênis Nike <text:s text:c="26"/>*</text:span><text:span text:style-name="T10">Meis <text:s text:c="28"/>*Relógios de Pulso <text:s text:c="14"/>*Surf</text:span></text:p>
      <text:p text:style-name="P17"><text:span text:style-name="T9"/></text:p>
      <text:p text:style-name="P17"><text:span text:style-name="T9">*Tênis Adidas <text:s text:c="22"/>*</text:span><text:span text:style-name="T10">Moletons e Jaquetas <text:s text:c="48"/>*Funcional</text:span></text:p>
      <text:list xml:id="list1618020146" text:style-name="L6">
        <text:list-header>
          <text:p text:style-name="P19"><text:span text:style-name="T7"><text:s text:c="61"/></text:span></text:p>
        </text:list-header>
      </text:list>
      <text:p text:style-name="P10"/>
      <text:p text:style-name="P10"/>
      <text:p text:style-name="P3">Tempo de Criação: <text:s/>2 anos</text:p>
      <text:p text:style-name="P3"/>
      <text:p text:style-name="P4">Informações para Clientes:</text:p>
      <text:p text:style-name="P6"/>
      <text:p text:style-name="P13"><text:soft-page-break/>R <text:s text:c="3"/>E <text:s text:c="3"/>D <text:s text:c="3"/>E <text:s text:c="3"/>S <text:s text:c="7"/>S <text:s text:c="3"/>O <text:s text:c="3"/>C <text:s text:c="3"/>I <text:s text:c="3"/>A <text:s text:c="3"/>I <text:s text:c="3"/>S :</text:p>
      <text:p text:style-name="P13"><text:s/></text:p>
      <text:p text:style-name="P13">F A C E B O O K <text:s/>--- <text:s/>suporesportes</text:p>
      <text:p text:style-name="P13">T W I T T E R <text:s/>--- <text:s/>@suporesportes</text:p>
      <text:p text:style-name="P13">I N S T A G R A M <text:s/>--- <text:s/>@esportesupor</text:p>
      <text:p text:style-name="P13">W H A T S A P P <text:s text:c="2"/>C O M E R C I A L <text:s/>--- (21) 9---- ------- <text:s/></text:p>
      <text:p text:style-name="P6"/>
      <text:p text:style-name="P12">Site da Empresa: --------</text:p>
      <text:p text:style-name="P6">Endereço: ---------</text:p>
      <text:p text:style-name="P6">Telefone: -------</text:p>
      <text:p text:style-name="P6">Contato: ---------</text:p>
      <text:p text:style-name="P6">Nome do Contato: --------</text:p>
      <text:p text:style-name="P6"/>
      <text:p text:style-name="P7">concorrência:</text:p>
      <text:p text:style-name="P5">empresas; Du Sport <text:s/>; Centauros ; Fancaire Esportes</text:p>
      <text:p text:style-name="P6"/>
      <text:p text:style-name="P6"/>
      <text:p text:style-name="P6"/>
      <text:p text:style-name="P3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6T11:08:32.552152842</meta:creation-date>
    <dc:date>2022-08-17T21:22:46.648236855</dc:date>
    <meta:editing-duration>PT9H56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33" meta:character-count="2257" meta:non-whitespace-character-count="1144"/>
  </office:meta>
</office:document-meta>
</file>